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iberation Mono1" svg:font-family="'Liberation Mon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left="1.27cm" fo:margin-right="0cm" fo:text-align="justify" style:justify-single-word="false" fo:text-indent="0cm" style:auto-text-indent="false"/>
    </style:style>
    <style:style style:name="P3" style:family="paragraph" style:parent-style-name="Text_20_body">
      <style:paragraph-properties fo:margin-left="1.905cm" fo:margin-right="0cm" fo:text-align="justify" style:justify-single-word="false" fo:text-indent="0cm" style:auto-text-indent="false"/>
    </style:style>
    <style:style style:name="P4" style:family="paragraph" style:parent-style-name="Heading_20_1" style:list-style-name="WWNum1" style:master-page-name="Standard">
      <style:paragraph-properties fo:margin-top="0.423cm" fo:margin-bottom="0.212cm" loext:contextual-spacing="false" fo:text-align="center" style:justify-single-word="false" style:page-number="auto"/>
    </style:style>
    <style:style style:name="P5" style:family="paragraph" style:parent-style-name="Text_20_body" style:list-style-name="WWNum2">
      <style:paragraph-properties fo:text-align="justify" style:justify-single-word="false"/>
    </style:style>
    <style:style style:name="P6" style:family="paragraph" style:parent-style-name="Text_20_body" style:list-style-name="WWNum2">
      <style:paragraph-properties fo:text-align="justify" style:justify-single-word="false"/>
      <style:text-properties fo:color="#000000" style:font-name="Liberation Serif" fo:font-size="12pt" style:text-underline-style="none" style:font-size-asian="12pt" style:font-size-complex="12pt"/>
    </style:style>
    <style:style style:name="P7" style:family="paragraph" style:parent-style-name="Text_20_body" style:list-style-name="WWNum2">
      <style:paragraph-properties fo:text-align="justify" style:justify-single-word="false"/>
      <style:text-properties fo:color="#000000" style:text-underline-style="none"/>
    </style:style>
    <style:style style:name="P8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fo:color="#000000" style:font-name="Liberation Mono" fo:font-size="10pt" style:text-underline-style="none" style:font-size-asian="10pt" style:font-size-complex="10pt"/>
    </style:style>
    <style:style style:name="P9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fo:color="#000000" style:font-name="Liberation Serif" fo:font-size="12pt" style:text-underline-style="none" style:font-size-asian="12pt" style:font-size-complex="12pt"/>
    </style:style>
    <style:style style:name="P10" style:family="paragraph" style:parent-style-name="Text_20_body">
      <style:paragraph-properties fo:margin-left="1.905cm" fo:margin-right="0cm" fo:text-align="justify" style:justify-single-word="false" fo:text-indent="0cm" style:auto-text-indent="false"/>
      <style:text-properties fo:color="#000000" style:text-underline-style="none"/>
    </style:style>
    <style:style style:name="P11" style:family="paragraph" style:parent-style-name="Text_20_body" style:list-style-name="WWNum2">
      <style:paragraph-properties fo:margin-top="0cm" fo:margin-bottom="0.247cm" loext:contextual-spacing="false" fo:text-align="justify" style:justify-single-word="false"/>
      <style:text-properties officeooo:rsid="000e4308" officeooo:paragraph-rsid="000e4308"/>
    </style:style>
    <style:style style:name="P12" style:family="paragraph" style:parent-style-name="Text_20_body" style:list-style-name="WWNum2">
      <style:paragraph-properties fo:margin-top="0cm" fo:margin-bottom="0.247cm" loext:contextual-spacing="false" fo:text-align="justify" style:justify-single-word="false"/>
      <style:text-properties officeooo:rsid="000f669b" officeooo:paragraph-rsid="000f669b"/>
    </style:style>
    <style:style style:name="T1" style:family="text">
      <style:text-properties fo:color="#000000" style:text-underline-style="none"/>
    </style:style>
    <style:style style:name="T2" style:family="text">
      <style:text-properties fo:color="#000000" style:text-underline-style="none" officeooo:rsid="000c8da3"/>
    </style:style>
    <style:style style:name="T3" style:family="text">
      <style:text-properties officeooo:rsid="000fd3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53924688" text:style-name="WWNum1">
        <text:list-item>
          <text:h text:style-name="P4" text:outline-level="1">Lista de exercícios: ARM</text:h>
        </text:list-item>
      </text:list>
      <text:p text:style-name="P1"/>
      <text:list xml:id="list554403224" text:style-name="WWNum2">
        <text:list-item>
          <text:p text:style-name="P5">Considere a seguinte configuração da memória em um dado instante:</text:p>
        </text:list-item>
      </text:list>
      <text:p text:style-name="P8">r0=0x000001a0</text:p>
      <text:p text:style-name="P8">r1=0x00000904</text:p>
      <text:p text:style-name="P8">mem32[0x00000904]=0x10101020</text:p>
      <text:p text:style-name="P8">mem32[0x00000908]=0x10101028</text:p>
      <text:p text:style-name="P8">mem32[0x0000090c]=0x20202010</text:p>
      <text:p text:style-name="P9">Mostre qual o valor dos registradores r0 e r1 após as seguintes instruções:</text:p>
      <text:list xml:id="list215754463070860" text:continue-numbering="true" text:style-name="WWNum2">
        <text:list-item>
          <text:list>
            <text:list-item>
              <text:p text:style-name="P6">LDR r0,[r1,#4]! (preindex com writeback)</text:p>
            </text:list-item>
            <text:list-item>
              <text:p text:style-name="P6">LDR r0,[r1,#8] (preindex)</text:p>
            </text:list-item>
            <text:list-item>
              <text:p text:style-name="P6">LDR r0,[r1],#8 (postindex)</text:p>
            </text:list-item>
          </text:list>
        </text:list-item>
        <text:list-item>
          <text:p text:style-name="P7">Considere a seguinte configuração da memória em um dado instante:</text:p>
        </text:list-item>
      </text:list>
      <text:p text:style-name="P8">r1=0x00000904</text:p>
      <text:p text:style-name="P8">r2=0x00000001</text:p>
      <text:p text:style-name="P8">mem32[0x00000904]=0x00000001</text:p>
      <text:p text:style-name="P2"><text:span text:style-name="T2">Considerando que inicialmente o valor do bit Z no CSPR é 0, defina q</text:span><text:span text:style-name="T1">ual o valor de r4 ao final de:</text:span></text:p>
      <text:list xml:id="list215754266068396" text:continue-numbering="true" text:style-name="WWNum2">
        <text:list-item>
          <text:list>
            <text:list-item>
              <text:p text:style-name="P7"/>
            </text:list-item>
          </text:list>
        </text:list-item>
      </text:list>
      <text:p text:style-name="P3"><text:span text:style-name="T1">LDR </text:span><text:bookmark-start text:name="__DdeLink__5_2433137792"/><text:span text:style-name="T1">r0,[r1,#0]</text:span></text:p>
      <text:p text:style-name="P10">SUB r3, r0,r2</text:p>
      <text:p text:style-name="P10">ADD r4, r0,r2</text:p>
      <text:p text:style-name="P3"><text:bookmark-end text:name="__DdeLink__5_2433137792"/><text:span text:style-name="T1">MUL</text:span><text:span text:style-name="T2">N</text:span><text:span text:style-name="T1">E r4,r3, r2</text:span></text:p>
      <text:list xml:id="list215754048907298" text:continue-numbering="true" text:style-name="WWNum2">
        <text:list-item>
          <text:list>
            <text:list-item>
              <text:p text:style-name="P7"/>
            </text:list-item>
          </text:list>
        </text:list-item>
      </text:list>
      <text:p text:style-name="P10">LDR r0,[r1,#0]</text:p>
      <text:p text:style-name="P10">SUBS r3, r0,r2</text:p>
      <text:p text:style-name="P10">ADD r4, r0,r2</text:p>
      <text:p text:style-name="P3"><text:span text:style-name="T1">MUL</text:span><text:span text:style-name="T2">EQ</text:span><text:span text:style-name="T1"> r4,r3, r2</text:span></text:p>
      <text:list xml:id="list215754289892798" text:continue-numbering="true" text:style-name="WWNum2">
        <text:list-item>
          <text:p text:style-name="P11">Considere o seguinte valor em r0 em uma instrução Thumb:</text:p>
          <text:p text:style-name="P11">1000110100100100</text:p>
          <text:p text:style-name="P11">Mostre como fica r0 quando as seguintes operações são realizadas no barrel shifter:</text:p>
          <text:list>
            <text:list-item>
              <text:p text:style-name="P11"><text:span text:style-name="T3">L</text:span>ogical shift left 3 bits</text:p>
            </text:list-item>
            <text:list-item>
              <text:p text:style-name="P11"><text:soft-page-break/>Arithimetical shift right 2 bits</text:p>
            </text:list-item>
            <text:list-item>
              <text:p text:style-name="P12">Rotate right 10 bits</text:p>
            </text:list-item>
            <text:list-item>
              <text:p text:style-name="P12">Rotate left 5 bit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iberation Mono1" svg:font-family="'Liberation Mon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SimSun" style:font-family-asian="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SimSun" style:font-family-asian="NSimSun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4:19:49</meta:creation-date>
    <dc:language>pt-BR</dc:language>
    <dc:date>2017-11-15T21:57:52.891000000</dc:date>
    <meta:editing-cycles>4</meta:editing-cycles>
    <meta:editing-duration>PT8M30S</meta:editing-duration>
    <meta:generator>LibreOffice/5.3.3.2$Windows_x86 LibreOffice_project/3d9a8b4b4e538a85e0782bd6c2d430bafe583448</meta:generator>
    <meta:document-statistic meta:table-count="0" meta:image-count="0" meta:object-count="0" meta:page-count="2" meta:paragraph-count="33" meta:word-count="153" meta:character-count="967" meta:non-whitespace-character-count="857"/>
  </office:meta>
</office:document-meta>
</file>